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rbyPersistenceManager.getShutdownOn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rbyPersistenceManager.closeConnection( Connection connec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erbyPersistenceManager.DerbyPersistenc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rbyPersistenceManager.setShutdownOnClose( boolean shutdownOnCl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